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756in"/>
    </style:style>
    <style:style style:name="ro1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color="#3c3c3c" style:font-name="Arial1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Sheet2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3"/>
        <table:table-row table:style-name="ro1"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table:style-name="Default" office:value-type="string" calcext:value-type="string">
            <text:p>JS data</text:p>
          </table:table-cell>
        </table:table-row>
        <table:table-row table:style-name="ro1">
          <table:table-cell table:style-name="ce1" office:value-type="string" calcext:value-type="string" table:number-columns-spanned="3" table:number-rows-spanned="1">
            <text:p>Block A</text:p>
          </table:table-cell>
          <table:covered-table-cell/>
          <table:covered-table-cell table:style-name="Default"/>
        </table:table-row>
        <table:table-row table:style-name="ro1">
          <table:table-cell table:style-name="ce2" office:value-type="float" office:value="-0.852752" calcext:value-type="float">
            <text:p>-0.852752</text:p>
          </table:table-cell>
          <table:table-cell office:value-type="float" office:value="37.546884" calcext:value-type="float">
            <text:p>37.546884</text:p>
          </table:table-cell>
          <table:table-cell table:formula="of:=&quot;{lat: &quot;&amp;[.A3]&amp;&quot;, lng: &quot;&amp;[.B3]&amp;&quot;},&quot;" office:value-type="string" office:string-value="{lat: -0.852752, lng: 37.546884}," calcext:value-type="string">
            <text:p>{lat: -0.852752, lng: 37.546884},</text:p>
          </table:table-cell>
        </table:table-row>
        <table:table-row table:style-name="ro1">
          <table:table-cell office:value-type="float" office:value="-0.853841" calcext:value-type="float">
            <text:p>-0.853841</text:p>
          </table:table-cell>
          <table:table-cell office:value-type="float" office:value="37.545049" calcext:value-type="float">
            <text:p>37.545049</text:p>
          </table:table-cell>
          <table:table-cell table:formula="of:=&quot;{lat: &quot;&amp;[.A4]&amp;&quot;, lng: &quot;&amp;[.B4]&amp;&quot;},&quot;" office:value-type="string" office:string-value="{lat: -0.853841, lng: 37.545049}," calcext:value-type="string">
            <text:p>{lat: -0.853841, lng: 37.545049},</text:p>
          </table:table-cell>
        </table:table-row>
        <table:table-row table:style-name="ro1">
          <table:table-cell office:value-type="float" office:value="-0.855214" calcext:value-type="float">
            <text:p>-0.855214</text:p>
          </table:table-cell>
          <table:table-cell office:value-type="float" office:value="37.543826" calcext:value-type="float">
            <text:p>37.543826</text:p>
          </table:table-cell>
          <table:table-cell table:formula="of:=&quot;{lat: &quot;&amp;[.A5]&amp;&quot;, lng: &quot;&amp;[.B5]&amp;&quot;},&quot;" office:value-type="string" office:string-value="{lat: -0.855214, lng: 37.543826}," calcext:value-type="string">
            <text:p>{lat: -0.855214, lng: 37.543826},</text:p>
          </table:table-cell>
        </table:table-row>
        <table:table-row table:style-name="ro1">
          <table:table-cell office:value-type="float" office:value="-0.855782" calcext:value-type="float">
            <text:p>-0.855782</text:p>
          </table:table-cell>
          <table:table-cell office:value-type="float" office:value="37.543912" calcext:value-type="float">
            <text:p>37.543912</text:p>
          </table:table-cell>
          <table:table-cell table:formula="of:=&quot;{lat: &quot;&amp;[.A6]&amp;&quot;, lng: &quot;&amp;[.B6]&amp;&quot;},&quot;" office:value-type="string" office:string-value="{lat: -0.855782, lng: 37.543912}," calcext:value-type="string">
            <text:p>{lat: -0.855782, lng: 37.543912},</text:p>
          </table:table-cell>
        </table:table-row>
        <table:table-row table:style-name="ro1">
          <table:table-cell office:value-type="float" office:value="-0.856576" calcext:value-type="float">
            <text:p>-0.856576</text:p>
          </table:table-cell>
          <table:table-cell office:value-type="float" office:value="37.54182" calcext:value-type="float">
            <text:p>37.54182</text:p>
          </table:table-cell>
          <table:table-cell table:formula="of:=&quot;{lat: &quot;&amp;[.A7]&amp;&quot;, lng: &quot;&amp;[.B7]&amp;&quot;},&quot;" office:value-type="string" office:string-value="{lat: -0.856576, lng: 37.54182}," calcext:value-type="string">
            <text:p>{lat: -0.856576, lng: 37.54182},</text:p>
          </table:table-cell>
        </table:table-row>
        <table:table-row table:style-name="ro1">
          <table:table-cell office:value-type="float" office:value="-0.860578" calcext:value-type="float">
            <text:p>-0.860578</text:p>
          </table:table-cell>
          <table:table-cell office:value-type="float" office:value="37.545349" calcext:value-type="float">
            <text:p>37.545349</text:p>
          </table:table-cell>
          <table:table-cell table:formula="of:=&quot;{lat: &quot;&amp;[.A8]&amp;&quot;, lng: &quot;&amp;[.B8]&amp;&quot;},&quot;" office:value-type="string" office:string-value="{lat: -0.860578, lng: 37.545349}," calcext:value-type="string">
            <text:p>{lat: -0.860578, lng: 37.545349},</text:p>
          </table:table-cell>
        </table:table-row>
        <table:table-row table:style-name="ro1">
          <table:table-cell office:value-type="float" office:value="-0.8586073" calcext:value-type="float">
            <text:p>-0.8586073</text:p>
          </table:table-cell>
          <table:table-cell office:value-type="float" office:value="37.546066" calcext:value-type="float">
            <text:p>37.546066</text:p>
          </table:table-cell>
          <table:table-cell table:formula="of:=&quot;{lat: &quot;&amp;[.A9]&amp;&quot;, lng: &quot;&amp;[.B9]&amp;&quot;},&quot;" office:value-type="string" office:string-value="{lat: -0.8586073, lng: 37.546066}," calcext:value-type="string">
            <text:p>{lat: -0.8586073, lng: 37.546066},</text:p>
          </table:table-cell>
        </table:table-row>
        <table:table-row table:style-name="ro1">
          <table:table-cell office:value-type="float" office:value="-0.857617" calcext:value-type="float">
            <text:p>-0.857617</text:p>
          </table:table-cell>
          <table:table-cell office:value-type="float" office:value="37.545478" calcext:value-type="float">
            <text:p>37.545478</text:p>
          </table:table-cell>
          <table:table-cell table:formula="of:=&quot;{lat: &quot;&amp;[.A10]&amp;&quot;, lng: &quot;&amp;[.B10]&amp;&quot;},&quot;" office:value-type="string" office:string-value="{lat: -0.857617, lng: 37.545478}," calcext:value-type="string">
            <text:p>{lat: -0.857617, lng: 37.545478},</text:p>
          </table:table-cell>
        </table:table-row>
        <table:table-row table:style-name="ro1">
          <table:table-cell office:value-type="float" office:value="-0.856372" calcext:value-type="float">
            <text:p>-0.856372</text:p>
          </table:table-cell>
          <table:table-cell office:value-type="float" office:value="37.547088" calcext:value-type="float">
            <text:p>37.547088</text:p>
          </table:table-cell>
          <table:table-cell table:formula="of:=&quot;{lat: &quot;&amp;[.A11]&amp;&quot;, lng: &quot;&amp;[.B11]&amp;&quot;},&quot;" office:value-type="string" office:string-value="{lat: -0.856372, lng: 37.547088}," calcext:value-type="string">
            <text:p>{lat: -0.856372, lng: 37.547088},</text:p>
          </table:table-cell>
        </table:table-row>
        <table:table-row table:style-name="ro1">
          <table:table-cell office:value-type="float" office:value="-0.8560944" calcext:value-type="float">
            <text:p>-0.8560944</text:p>
          </table:table-cell>
          <table:table-cell office:value-type="float" office:value="37.546868" calcext:value-type="float">
            <text:p>37.546868</text:p>
          </table:table-cell>
          <table:table-cell table:formula="of:=&quot;{lat: &quot;&amp;[.A12]&amp;&quot;, lng: &quot;&amp;[.B12]&amp;&quot;},&quot;" office:value-type="string" office:string-value="{lat: -0.8560944, lng: 37.546868}," calcext:value-type="string">
            <text:p>{lat: -0.8560944, lng: 37.546868},</text:p>
          </table:table-cell>
        </table:table-row>
        <table:table-row table:style-name="ro1">
          <table:table-cell office:value-type="float" office:value="-0.8553891" calcext:value-type="float">
            <text:p>-0.8553891</text:p>
          </table:table-cell>
          <table:table-cell office:value-type="float" office:value="37.548126" calcext:value-type="float">
            <text:p>37.548126</text:p>
          </table:table-cell>
          <table:table-cell table:formula="of:=&quot;{lat: &quot;&amp;[.A13]&amp;&quot;, lng: &quot;&amp;[.B13]&amp;&quot;},&quot;" office:value-type="string" office:string-value="{lat: -0.8553891, lng: 37.548126}," calcext:value-type="string">
            <text:p>{lat: -0.8553891, lng: 37.548126},</text:p>
          </table:table-cell>
        </table:table-row>
        <table:table-row table:style-name="ro1">
          <table:table-cell office:value-type="float" office:value="-0.8559362" calcext:value-type="float">
            <text:p>-0.8559362</text:p>
          </table:table-cell>
          <table:table-cell office:value-type="float" office:value="37.5488394" calcext:value-type="float">
            <text:p>37.5488394</text:p>
          </table:table-cell>
          <table:table-cell table:formula="of:=&quot;{lat: &quot;&amp;[.A14]&amp;&quot;, lng: &quot;&amp;[.B14]&amp;&quot;},&quot;" office:value-type="string" office:string-value="{lat: -0.8559362, lng: 37.5488394}," calcext:value-type="string">
            <text:p>{lat: -0.8559362, lng: 37.5488394},</text:p>
          </table:table-cell>
        </table:table-row>
        <table:table-row table:style-name="ro1">
          <table:table-cell office:value-type="float" office:value="-0.857316" calcext:value-type="float">
            <text:p>-0.857316</text:p>
          </table:table-cell>
          <table:table-cell office:value-type="float" office:value="37.549502" calcext:value-type="float">
            <text:p>37.549502</text:p>
          </table:table-cell>
          <table:table-cell table:formula="of:=&quot;{lat: &quot;&amp;[.A15]&amp;&quot;, lng: &quot;&amp;[.B15]&amp;&quot;},&quot;" office:value-type="string" office:string-value="{lat: -0.857316, lng: 37.549502}," calcext:value-type="string">
            <text:p>{lat: -0.857316, lng: 37.549502},</text:p>
          </table:table-cell>
        </table:table-row>
        <table:table-row table:style-name="ro1">
          <table:table-cell office:value-type="float" office:value="-0.858003" calcext:value-type="float">
            <text:p>-0.858003</text:p>
          </table:table-cell>
          <table:table-cell office:value-type="float" office:value="37.551261" calcext:value-type="float">
            <text:p>37.551261</text:p>
          </table:table-cell>
          <table:table-cell table:formula="of:=&quot;{lat: &quot;&amp;[.A16]&amp;&quot;, lng: &quot;&amp;[.B16]&amp;&quot;},&quot;" office:value-type="string" office:string-value="{lat: -0.858003, lng: 37.551261}," calcext:value-type="string">
            <text:p>{lat: -0.858003, lng: 37.551261},</text:p>
          </table:table-cell>
        </table:table-row>
        <table:table-row table:style-name="ro1">
          <table:table-cell office:value-type="float" office:value="-0.8553" calcext:value-type="float">
            <text:p>-0.8553</text:p>
          </table:table-cell>
          <table:table-cell office:value-type="float" office:value="37.55035" calcext:value-type="float">
            <text:p>37.55035</text:p>
          </table:table-cell>
          <table:table-cell table:formula="of:=&quot;{lat: &quot;&amp;[.A17]&amp;&quot;, lng: &quot;&amp;[.B17]&amp;&quot;},&quot;" office:value-type="string" office:string-value="{lat: -0.8553, lng: 37.55035}," calcext:value-type="string">
            <text:p>{lat: -0.8553, lng: 37.55035},</text:p>
          </table:table-cell>
        </table:table-row>
        <table:table-row table:style-name="ro1">
          <table:table-cell office:value-type="float" office:value="-0.853036" calcext:value-type="float">
            <text:p>-0.853036</text:p>
          </table:table-cell>
          <table:table-cell office:value-type="float" office:value="37.550735" calcext:value-type="float">
            <text:p>37.550735</text:p>
          </table:table-cell>
          <table:table-cell table:formula="of:=&quot;{lat: &quot;&amp;[.A18]&amp;&quot;, lng: &quot;&amp;[.B18]&amp;&quot;},&quot;" office:value-type="string" office:string-value="{lat: -0.853036, lng: 37.550735}," calcext:value-type="string">
            <text:p>{lat: -0.853036, lng: 37.550735},</text:p>
          </table:table-cell>
        </table:table-row>
        <table:table-row table:style-name="ro1">
          <table:table-cell office:value-type="float" office:value="-0.852752" calcext:value-type="float">
            <text:p>-0.852752</text:p>
          </table:table-cell>
          <table:table-cell office:value-type="float" office:value="37.546884" calcext:value-type="float">
            <text:p>37.546884</text:p>
          </table:table-cell>
          <table:table-cell table:formula="of:=&quot;{lat: &quot;&amp;[.A19]&amp;&quot;, lng: &quot;&amp;[.B19]&amp;&quot;},&quot;" office:value-type="string" office:string-value="{lat: -0.852752, lng: 37.546884}," calcext:value-type="string">
            <text:p>{lat: -0.852752, lng: 37.546884},</text:p>
          </table:table-cell>
        </table:table-row>
        <table:table-row table:style-name="ro1">
          <table:table-cell table:style-name="ce1" office:value-type="string" calcext:value-type="string" table:number-columns-spanned="3" table:number-rows-spanned="1">
            <text:p>Block B</text:p>
          </table:table-cell>
          <table:covered-table-cell table:number-columns-repeated="2"/>
        </table:table-row>
        <table:table-row table:style-name="ro1">
          <table:table-cell office:value-type="float" office:value="-0.85816" calcext:value-type="float">
            <text:p>-0.85816</text:p>
          </table:table-cell>
          <table:table-cell office:value-type="float" office:value="37.55126" calcext:value-type="float">
            <text:p>37.55126</text:p>
          </table:table-cell>
          <table:table-cell table:formula="of:=&quot;{lat: &quot;&amp;[.A21]&amp;&quot;, lng: &quot;&amp;[.B21]&amp;&quot;},&quot;" office:value-type="string" office:string-value="{lat: -0.85816, lng: 37.55126}," calcext:value-type="string">
            <text:p>{lat: -0.85816, lng: 37.55126},</text:p>
          </table:table-cell>
        </table:table-row>
        <table:table-row table:style-name="ro1">
          <table:table-cell office:value-type="float" office:value="-0.86201" calcext:value-type="float">
            <text:p>-0.86201</text:p>
          </table:table-cell>
          <table:table-cell office:value-type="float" office:value="37.54938" calcext:value-type="float">
            <text:p>37.54938</text:p>
          </table:table-cell>
          <table:table-cell table:formula="of:=&quot;{lat: &quot;&amp;[.A22]&amp;&quot;, lng: &quot;&amp;[.B22]&amp;&quot;},&quot;" office:value-type="string" office:string-value="{lat: -0.86201, lng: 37.54938}," calcext:value-type="string">
            <text:p>{lat: -0.86201, lng: 37.54938},</text:p>
          </table:table-cell>
        </table:table-row>
        <table:table-row table:style-name="ro1">
          <table:table-cell office:value-type="float" office:value="-0.87444" calcext:value-type="float">
            <text:p>-0.87444</text:p>
          </table:table-cell>
          <table:table-cell office:value-type="float" office:value="37.55128" calcext:value-type="float">
            <text:p>37.55128</text:p>
          </table:table-cell>
          <table:table-cell table:formula="of:=&quot;{lat: &quot;&amp;[.A23]&amp;&quot;, lng: &quot;&amp;[.B23]&amp;&quot;},&quot;" office:value-type="string" office:string-value="{lat: -0.87444, lng: 37.55128}," calcext:value-type="string">
            <text:p>{lat: -0.87444, lng: 37.55128},</text:p>
          </table:table-cell>
        </table:table-row>
        <table:table-row table:style-name="ro1">
          <table:table-cell office:value-type="float" office:value="-0.87391" calcext:value-type="float">
            <text:p>-0.87391</text:p>
          </table:table-cell>
          <table:table-cell office:value-type="float" office:value="37.55391" calcext:value-type="float">
            <text:p>37.55391</text:p>
          </table:table-cell>
          <table:table-cell table:formula="of:=&quot;{lat: &quot;&amp;[.A24]&amp;&quot;, lng: &quot;&amp;[.B24]&amp;&quot;},&quot;" office:value-type="string" office:string-value="{lat: -0.87391, lng: 37.55391}," calcext:value-type="string">
            <text:p>{lat: -0.87391, lng: 37.55391},</text:p>
          </table:table-cell>
        </table:table-row>
        <table:table-row table:style-name="ro1">
          <table:table-cell office:value-type="float" office:value="-0.8711" calcext:value-type="float">
            <text:p>-0.8711</text:p>
          </table:table-cell>
          <table:table-cell office:value-type="float" office:value="37.55402" calcext:value-type="float">
            <text:p>37.55402</text:p>
          </table:table-cell>
          <table:table-cell table:formula="of:=&quot;{lat: &quot;&amp;[.A25]&amp;&quot;, lng: &quot;&amp;[.B25]&amp;&quot;},&quot;" office:value-type="string" office:string-value="{lat: -0.8711, lng: 37.55402}," calcext:value-type="string">
            <text:p>{lat: -0.8711, lng: 37.55402},</text:p>
          </table:table-cell>
        </table:table-row>
        <table:table-row table:style-name="ro1">
          <table:table-cell office:value-type="float" office:value="-0.86892" calcext:value-type="float">
            <text:p>-0.86892</text:p>
          </table:table-cell>
          <table:table-cell office:value-type="float" office:value="37.55453" calcext:value-type="float">
            <text:p>37.55453</text:p>
          </table:table-cell>
          <table:table-cell table:formula="of:=&quot;{lat: &quot;&amp;[.A26]&amp;&quot;, lng: &quot;&amp;[.B26]&amp;&quot;},&quot;" office:value-type="string" office:string-value="{lat: -0.86892, lng: 37.55453}," calcext:value-type="string">
            <text:p>{lat: -0.86892, lng: 37.55453},</text:p>
          </table:table-cell>
        </table:table-row>
        <table:table-row table:style-name="ro1">
          <table:table-cell office:value-type="float" office:value="-0.86499" calcext:value-type="float">
            <text:p>-0.86499</text:p>
          </table:table-cell>
          <table:table-cell office:value-type="float" office:value="37.55555" calcext:value-type="float">
            <text:p>37.55555</text:p>
          </table:table-cell>
          <table:table-cell table:formula="of:=&quot;{lat: &quot;&amp;[.A27]&amp;&quot;, lng: &quot;&amp;[.B27]&amp;&quot;},&quot;" office:value-type="string" office:string-value="{lat: -0.86499, lng: 37.55555}," calcext:value-type="string">
            <text:p>{lat: -0.86499, lng: 37.55555},</text:p>
          </table:table-cell>
        </table:table-row>
        <table:table-row table:style-name="ro1">
          <table:table-cell office:value-type="float" office:value="-0.86228" calcext:value-type="float">
            <text:p>-0.86228</text:p>
          </table:table-cell>
          <table:table-cell office:value-type="float" office:value="37.55645" calcext:value-type="float">
            <text:p>37.55645</text:p>
          </table:table-cell>
          <table:table-cell table:formula="of:=&quot;{lat: &quot;&amp;[.A28]&amp;&quot;, lng: &quot;&amp;[.B28]&amp;&quot;},&quot;" office:value-type="string" office:string-value="{lat: -0.86228, lng: 37.55645}," calcext:value-type="string">
            <text:p>{lat: -0.86228, lng: 37.55645},</text:p>
          </table:table-cell>
        </table:table-row>
        <table:table-row table:style-name="ro1">
          <table:table-cell office:value-type="float" office:value="-0.86126" calcext:value-type="float">
            <text:p>-0.86126</text:p>
          </table:table-cell>
          <table:table-cell office:value-type="float" office:value="37.55458" calcext:value-type="float">
            <text:p>37.55458</text:p>
          </table:table-cell>
          <table:table-cell table:formula="of:=&quot;{lat: &quot;&amp;[.A29]&amp;&quot;, lng: &quot;&amp;[.B29]&amp;&quot;},&quot;" office:value-type="string" office:string-value="{lat: -0.86126, lng: 37.55458}," calcext:value-type="string">
            <text:p>{lat: -0.86126, lng: 37.55458},</text:p>
          </table:table-cell>
        </table:table-row>
        <table:table-row table:style-name="ro1">
          <table:table-cell office:value-type="float" office:value="-0.85991" calcext:value-type="float">
            <text:p>-0.85991</text:p>
          </table:table-cell>
          <table:table-cell office:value-type="float" office:value="37.55403" calcext:value-type="float">
            <text:p>37.55403</text:p>
          </table:table-cell>
          <table:table-cell table:formula="of:=&quot;{lat: &quot;&amp;[.A30]&amp;&quot;, lng: &quot;&amp;[.B30]&amp;&quot;},&quot;" office:value-type="string" office:string-value="{lat: -0.85991, lng: 37.55403}," calcext:value-type="string">
            <text:p>{lat: -0.85991, lng: 37.55403},</text:p>
          </table:table-cell>
        </table:table-row>
        <table:table-row table:style-name="ro1">
          <table:table-cell office:value-type="float" office:value="-0.85816" calcext:value-type="float">
            <text:p>-0.85816</text:p>
          </table:table-cell>
          <table:table-cell office:value-type="float" office:value="37.55126" calcext:value-type="float">
            <text:p>37.55126</text:p>
          </table:table-cell>
          <table:table-cell table:formula="of:=&quot;{lat: &quot;&amp;[.A31]&amp;&quot;, lng: &quot;&amp;[.B31]&amp;&quot;},&quot;" office:value-type="string" office:string-value="{lat: -0.85816, lng: 37.55126}," calcext:value-type="string">
            <text:p>{lat: -0.85816, lng: 37.55126}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7T15:36:27</meta:creation-date>
    <meta:initial-creator>karibe </meta:initial-creator>
    <dc:language>en-US</dc:language>
    <meta:editing-cycles>2</meta:editing-cycles>
    <meta:editing-duration>PT24M19S</meta:editing-duration>
    <meta:generator>LibreOffice/4.2.8.2$Linux_X86_64 LibreOffice_project/420m0$Build-2</meta:generator>
    <dc:date>2016-04-13T17:21:38.380469421</dc:date>
    <dc:creator>karibe </dc:creator>
    <meta:document-statistic meta:table-count="1" meta:cell-count="89" meta:object-count="0"/>
  </office:meta>
</office:document-meta>
</file>